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24cm" fo:margin-left="-0.191cm" fo:margin-top="0cm" fo:margin-bottom="0cm" table:align="left" style:writing-mode="lr-tb"/>
    </style:style>
    <style:style style:name="Table1.A" style:family="table-column">
      <style:table-column-properties style:column-width="5.08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P1" style:family="paragraph" style:parent-style-name="Standard">
      <style:text-properties officeooo:paragraph-rsid="001a324c"/>
    </style:style>
    <style:style style:name="P2" style:family="paragraph" style:parent-style-name="Standard">
      <style:paragraph-properties fo:margin-top="0cm" fo:margin-bottom="0cm" loext:contextual-spacing="false" fo:line-height="100%"/>
    </style:style>
    <style:style style:name="P3" style:family="paragraph" style:parent-style-name="Title" style:master-page-name="Standard">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Kinri Echo Journaling Logic &amp; Response Design</text:p>
      <text:p text:style-name="P1">This document outlines how Echo responds to user journal entries in the Kinri system. It includes detection strategies, tag extraction, Vault Card retrieval, and tone modulation logic for Echo’s reflective responses.</text:p>
      <text:p text:style-name="P1"><text:s/>A. Journal Input Types</text:p>
      <table:table table:name="Table1" table:style-name="Table1">
        <table:table-column table:style-name="Table1.A" table:number-columns-repeated="3"/>
        <table:table-row table:style-name="Table1.1">
          <table:table-cell table:style-name="Table1.A1" office:value-type="string">
            <text:p text:style-name="P2">Type</text:p>
          </table:table-cell>
          <table:table-cell table:style-name="Table1.A1" office:value-type="string">
            <text:p text:style-name="P2">Example Input</text:p>
          </table:table-cell>
          <table:table-cell table:style-name="Table1.A1" office:value-type="string">
            <text:p text:style-name="P2">Echo Strategy</text:p>
          </table:table-cell>
        </table:table-row>
        <table:table-row table:style-name="Table1.1">
          <table:table-cell table:style-name="Table1.A1" office:value-type="string">
            <text:p text:style-name="P2">Emotional Dump</text:p>
          </table:table-cell>
          <table:table-cell table:style-name="Table1.A1" office:value-type="string">
            <text:p text:style-name="P2">“I hate how lost I feel. Everything is too loud.”</text:p>
          </table:table-cell>
          <table:table-cell table:style-name="Table1.A1" office:value-type="string">
            <text:p text:style-name="P2">Detect tags: overwhelm, shutdown → pull calming Vault Card</text:p>
          </table:table-cell>
        </table:table-row>
        <table:table-row table:style-name="Table1.1">
          <table:table-cell table:style-name="Table1.A1" office:value-type="string">
            <text:p text:style-name="P2">Identity Crisis</text:p>
          </table:table-cell>
          <table:table-cell table:style-name="Table1.A1" office:value-type="string">
            <text:p text:style-name="P2">“I don’t know who I am anymore.”</text:p>
          </table:table-cell>
          <table:table-cell table:style-name="Table1.A1" office:value-type="string">
            <text:p text:style-name="P2">Match emotion: shame, usage: reflection → suggest reframing card</text:p>
          </table:table-cell>
        </table:table-row>
        <table:table-row table:style-name="Table1.1">
          <table:table-cell table:style-name="Table1.A1" office:value-type="string">
            <text:p text:style-name="P2">Reflection Trigger</text:p>
          </table:table-cell>
          <table:table-cell table:style-name="Table1.A1" office:value-type="string">
            <text:p text:style-name="P2">“I remember masking in school.”</text:p>
          </table:table-cell>
          <table:table-cell table:style-name="Table1.A1" office:value-type="string">
            <text:p text:style-name="P2">Match condition: ADHD, narrative_type: lived_experience</text:p>
          </table:table-cell>
        </table:table-row>
      </table:table>
      <text:h text:style-name="Heading_20_1" text:outline-level="1"><text:s/>B. Journal-to-Vault Retrieval Flow</text:h>
      <text:p text:style-name="Standard">1. User writes a journal entry.</text:p>
      <text:p text:style-name="Standard">2. Kinri extracts emotional and contextual tags using NLP or keyword mapping.</text:p>
      <text:p text:style-name="Standard">3. System scores all Vault Cards using tag-based retrieval.</text:p>
      <text:p text:style-name="Standard">4. Echo responds with:</text:p>
      <text:p text:style-name="Standard"><text:s text:c="3"/>• Top matched Vault Card (if available)</text:p>
      <text:p text:style-name="Standard"><text:s text:c="3"/>• Gentle validation/reflection</text:p>
      <text:p text:style-name="Standard"><text:s text:c="3"/>• Optional save or follow-up question</text:p>
      <text:h text:style-name="Heading_20_1" text:outline-level="1"><text:s/>C. Echo Response Examples</text:h>
      <text:p text:style-name="Standard"><text:s/>INPUT: “Lately I feel like I’m underwater and nothing reaches me.”</text:p>
      <text:p text:style-name="Standard">Echo: “That sounds like shutdown. You’re not broken — you’re trying to protect yourself.”</text:p>
      <text:p text:style-name="Standard">Here’s something to reflect on:<text:line-break/>“Sometimes I feel like I’m behind glass...”</text:p>
      <text:p text:style-name="Standard">Would you like to save this to your Vault?</text:p>
      <text:p text:style-name="Standard"><text:soft-page-break/><text:s/>INPUT: “I hate how I freeze when I need to speak.”</text:p>
      <text:p text:style-name="Standard">Echo: “Freezing is protection. It’s not failure — it’s a signal.”</text:p>
      <text:p text:style-name="Standard">Here’s something that speaks to that...<text:line-break/>“Sometimes the body locks up to preserve dignity.”</text:p>
      <text:h text:style-name="Heading_20_1" text:outline-level="1">D. Echo Response Modes</text:h>
      <text:p text:style-name="P1"><text:s/>Vault Card + Prompt → High emotion tag match</text:p>
      <text:p text:style-name="P1"><text:s/>Reflection Only → When journal is gentle</text:p>
      <text:p text:style-name="Standard">Echo Affirmation → Identity or venting-heavy journal</text:p>
      <text:h text:style-name="Heading_20_1" text:outline-level="1"><text:s/>E. Optional Features</text:h>
      <text:p text:style-name="Standard">• Prompt: “What do you need right now?”</text:p>
      <text:p text:style-name="Standard">• Reflection history: “You've written about shame 3x this week.”</text:p>
      <text:p text:style-name="Standard">• Show similar cards that previously reson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Standard" style:default-outline-level="" style:class="list">
      <style:paragraph-properties fo:margin-left="0.635cm" fo:margin-right="0cm" fo:margin-top="0cm" fo:margin-bottom="0.353cm" loext:contextual-spacing="true"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353cm" fo:margin-bottom="0cm"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353cm" fo:margin-bottom="0cm"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353cm" fo:margin-bottom="0cm"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1.27cm" fo:margin-right="0cm" fo:margin-top="0cm" fo:margin-bottom="0.353cm" loext:contextual-spacing="true" fo:text-indent="-0.635cm" style:auto-text-indent="false"/>
    </style:style>
    <style:style style:name="List_20_3" style:display-name="List 3" style:family="paragraph" style:parent-style-name="Standard" style:default-outline-level="" style:class="list">
      <style:paragraph-properties fo:margin-left="1.905cm" fo:margin-right="0cm" fo:margin-top="0cm" fo:margin-bottom="0.353cm" loext:contextual-spacing="true" fo:text-indent="-0.635cm" style:auto-text-indent="false"/>
    </style:style>
    <style:style style:name="List_20_Bullet" style:display-name="List Bullet" style:family="paragraph" style:parent-style-name="Standard" style:default-outline-level="">
      <style:paragraph-properties fo:margin-top="0cm" fo:margin-bottom="0.353cm" loext:contextual-spacing="true"/>
    </style:style>
    <style:style style:name="List_20_Bullet_20_2" style:display-name="List Bullet 2" style:family="paragraph" style:parent-style-name="Standard" style:default-outline-level="">
      <style:paragraph-properties fo:margin-top="0cm" fo:margin-bottom="0.353cm" loext:contextual-spacing="true"/>
    </style:style>
    <style:style style:name="List_20_Bullet_20_3" style:display-name="List Bullet 3" style:family="paragraph" style:parent-style-name="Standard" style:default-outline-level="">
      <style:paragraph-properties fo:margin-top="0cm" fo:margin-bottom="0.353cm" loext:contextual-spacing="true"/>
    </style:style>
    <style:style style:name="List_20_Number" style:display-name="List Number" style:family="paragraph" style:parent-style-name="Standard" style:default-outline-level="">
      <style:paragraph-properties fo:margin-top="0cm" fo:margin-bottom="0.353cm" loext:contextual-spacing="true"/>
    </style:style>
    <style:style style:name="List_20_Number_20_2" style:display-name="List Number 2" style:family="paragraph" style:parent-style-name="Standard" style:default-outline-level="">
      <style:paragraph-properties fo:margin-top="0cm" fo:margin-bottom="0.353cm" loext:contextual-spacing="true"/>
    </style:style>
    <style:style style:name="List_20_Number_20_3" style:display-name="List Number 3" style:family="paragraph" style:parent-style-name="Standard" style:default-outline-level="">
      <style:paragraph-properties fo:margin-top="0cm" fo:margin-bottom="0.353cm" loext:contextual-spacing="true"/>
    </style:style>
    <style:style style:name="List_20_Continue" style:display-name="List Continue" style:family="paragraph" style:parent-style-name="Standard" style:default-outline-level="">
      <style:paragraph-properties fo:margin-left="0.635cm" fo:margin-right="0cm" fo:margin-top="0cm" fo:margin-bottom="0.212cm" loext:contextual-spacing="true" fo:text-indent="0cm" style:auto-text-indent="false"/>
    </style:style>
    <style:style style:name="List_20_Continue_20_2" style:display-name="List Continue 2" style:family="paragraph" style:parent-style-name="Standard" style:default-outline-level="">
      <style:paragraph-properties fo:margin-left="1.27cm" fo:margin-right="0cm" fo:margin-top="0cm" fo:margin-bottom="0.212cm" loext:contextual-spacing="true" fo:text-indent="0cm" style:auto-text-indent="false"/>
    </style:style>
    <style:style style:name="List_20_Continue_20_3" style:display-name="List Continue 3" style:family="paragraph" style:parent-style-name="Standard" style:default-outline-level="">
      <style:paragraph-properties fo:margin-left="1.905cm" fo:margin-right="0cm" fo:margin-top="0cm" fo:margin-bottom="0.212cm" loext:contextual-spacing="true" fo:text-indent="0cm" style:auto-text-indent="false"/>
    </style:style>
    <style:style style:name="macro" style:family="paragraph" style:default-outline-level="">
      <style:paragraph-properties fo:margin-top="0cm" fo:margin-bottom="0.353cm" loext: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2</meta:editing-cycles>
    <meta:creation-date>2013-12-23T23:15:00</meta:creation-date>
    <dc:date>2025-05-19T13:26:26.070000000</dc:date>
    <meta:editing-duration>PT44S</meta:editing-duration>
    <meta:generator>Neat_Office/6.2.8.2$Windows_x86 LibreOffice_project/</meta:generator>
    <meta:document-statistic meta:table-count="1" meta:image-count="0" meta:object-count="0" meta:page-count="2" meta:paragraph-count="39" meta:word-count="288" meta:character-count="1824" meta:non-whitespace-character-count="155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